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adpis1" style:family="paragraph">
      <style:paragraph-properties fo:text-align="justify"/>
    </style:style>
    <style:style style:name="P18" style:parent-style-name="podpis" style:family="paragraph">
      <style:paragraph-properties fo:margin-top="0.3333in"/>
    </style:style>
    <style:style style:name="T19" style:parent-style-name="instrukce" style:family="text">
      <style:text-properties fo:color="#000000"/>
    </style:style>
    <style:style style:name="T20" style:parent-style-name="instrukce" style:family="text">
      <style:text-properties fo:color="#000000"/>
    </style:style>
    <style:style style:name="P21" style:parent-style-name="Základnítext" style:family="paragraph">
      <style:text-properties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58/2024</text:p>
            <text:p text:style-name="Normální">KVOP-33770/2024</text:p>
            <text:p text:style-name="Normální">27. 08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<text:bookmark-start text:name="Text6"/>Vážený pan<text:s/><text:bookmark-end text:name="Text6"/></text:p>
            <text:p text:style-name="Normální">Mgr. H. P.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/>
      <text:h text:style-name="P17" text:outline-level="1">Sdělení o vyřízení žádosti o informace podle zákona č. 106/1999<text:s/>Sb., o svobodném přístupu k informacím</text:h>
      <text:p text:style-name="Základnítext">Vážený pane magistře,</text:p>
      <text:p text:style-name="Základnítext">dne 21. srpna 2024 obdržela Kancelář veřejného ochránce práv Vaši žádost o informace. Žádáte o poskytnutí studijního materiálu Právo na informace a ochrana osobních údajů vypracovaného Veronikou<text:s/>Gabrišovou a Petrem Lesou (seminář pro obce a kraje).<text:s/></text:p>
      <text:p text:style-name="Základnítext"><text:span text:style-name="Silné">Dáváme Vám nejaktuálnější verzi prezentace určené pro uvedený seminář</text:span><text:s/>z listopadu 2023.<text:s/></text:p>
      <text:p text:style-name="Základnítext">S pozdravem</text:p>
      <text:p text:style-name="Základnítext"/>
      <text:p text:style-name="P18">JUDr. Pavel Pořízek, Ph.D.</text:p>
      <text:p text:style-name="podpis">vedoucí Kanceláře veřejného ochránce práv</text:p>
      <text:p text:style-name="Normální"/>
      <text:p text:style-name="Příloha"/>
      <text:p text:style-name="Příloha">Příloha</text:p>
      <text:p text:style-name="Normální"><text:span text:style-name="T19">Prezentace<text:s/></text:span><text:span text:style-name="T20">k semináři<text:s/></text:span></text:p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4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QXFX*</text:span></text:p>
        <text:p text:style-name="P12"><text:span text:style-name="T13">KVOPX00EQXFX</text:span>KVOPX00EQXFX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9-26T09:31:00Z</meta:creation-date>
    <dc:date>2024-09-26T09:38:00Z</dc:date>
    <meta:print-date>2024-08-27T10:49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1" meta:word-count="101" meta:character-count="700" meta:row-count="5" meta:non-whitespace-character-count="600"/>
  </office:meta>
</office:document-meta>
</file>